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fo:font-style="normal" style:font-style-asian="normal" style:font-style-complex="normal"/>
    </style:style>
    <style:style style:name="P5" style:family="paragraph" style:parent-style-name="UrbanBody">
      <style:text-properties fo:font-weight="bold" style:font-weight-asian="bold" style:font-weight-complex="bold"/>
    </style:style>
    <style:style style:name="P6" style:family="paragraph" style:parent-style-name="UrbanBody" style:list-style-name="L1"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8"><text:span text:style-name="T8">do text</text:span></text:p><text:p text:style-name="P8"><text:span text:style-name="T8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2">Le présent avis est très important et doit être affiché au plus tard la veille du jour retenu comme date de début d’enquête.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7"><text:span text:style-name="T6">do text</text:span></text:p><text:p text:style-name="P7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><office:annotation><dc:creator>urban</dc:creator><dc:date>0000-00-00T00:00:00</dc:date><text:p>do text </text:p><text:p>from xhtml(self.portal_urban.decorateHTML('UrbanBody',self.getFolderManagersSignaletic((withTel=True)))</text:p></office:annotatio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xml:id="list7220997922" text:style-name="L1">
        <text:list-item>
          <text:p text:style-name="P6">sur le lieu d'exploitation, à la limite de la propriété, visible de la voie publique</text:p>
        </text:list-item>
        <text:list-item>
          <text:p text:style-name="P6">à trois endroits proches du lieu où le projet doit être réalisé le long d'une voie carrossable ou de passage.</text:p>
        </text:list-item>
        <text:list-item>
          <text:p text:style-name="P6"/>
        </text:list-item>
      </text:list>
      <text:p text:style-name="P3">du <text:text-input text:description="Date début d'enquête">tool.formatDate(urbanEventObj.getLinkedInquiry().getInvestigationStart())</text:text-input> au <text:text-input text:description="Date début d'enquête">tool.formatDate(urbanEventObj.getLinkedInquiry().getInvestigationEnd())</text:text-input>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UrbanBody"/>
      <text:p text:style-name="UrbanBody"><office:annotation><dc:creator>Gauthier Bastien</dc:creator><dc:date>2011-02-16T16:12:24</dc:date><text:p text:style-name="P7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P2">Objet : <text:span text:style-name="T3"><text:text-input text:description="Permis de bâtir-Objet du permis">self.getLicenceSubject()</text:text-input></text:span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/>
      <text:p text:style-name="P3">Date et signature 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3-31T11:56:47</dc:date>
    <dc:creator>Simon Delcourt</dc:creator>
    <meta:editing-duration>PT7H47M59S</meta:editing-duration>
    <meta:editing-cycles>47</meta:editing-cycles>
    <meta:generator>LibreOffice/3.5$Linux_x86 LibreOffice_project/350m1$Build-2</meta:generator>
    <meta:document-statistic meta:table-count="0" meta:image-count="0" meta:object-count="0" meta:page-count="1" meta:paragraph-count="20" meta:word-count="118" meta:character-count="995" meta:non-whitespace-character-count="903"/>
  </office:meta>
</office:document-meta>
</file>